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9138116763486612.png" manifest:media-type="image/png"/>
  <manifest:file-entry manifest:full-path="Pictures/10000201000007380000041DE96753DD952E4745.png" manifest:media-type="image/png"/>
  <manifest:file-entry manifest:full-path="Pictures/10000201000007380000041D1B31928D571245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2ff" officeooo:paragraph-rsid="001682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cm" svg:height="9.686cm" draw:z-index="0"><draw:image xlink:href="Pictures/10000201000007380000041D1B31928D571245D9.png" xlink:type="simple" xlink:show="embed" xlink:actuate="onLoad" loext:mime-type="image/png"/></draw:frame>`</text:p>
      <text:p text:style-name="P1"/>
      <text:p text:style-name="P1"><draw:frame draw:style-name="fr2" draw:name="Image2" text:anchor-type="char" svg:width="17cm" svg:height="9.686cm" draw:z-index="1"><draw:image xlink:href="Pictures/10000201000007380000041DE96753DD952E4745.png" xlink:type="simple" xlink:show="embed" xlink:actuate="onLoad" loext:mime-type="image/png"/></draw:frame>`</text:p>
      <text:p text:style-name="P1"/>
      <text:p text:style-name="P1"><draw:frame draw:style-name="fr1" draw:name="Image3" text:anchor-type="char" svg:width="17cm" svg:height="9.686cm" draw:z-index="2"><draw:image xlink:href="Pictures/10000201000007380000041D913811676348661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16:09:14.061807680</meta:creation-date>
    <dc:date>2024-06-13T19:34:56.255396787</dc:date>
    <meta:editing-duration>P2DT3H15M32S</meta:editing-duration>
    <meta:editing-cycles>1</meta:editing-cycles>
    <meta:document-statistic meta:table-count="0" meta:image-count="3" meta:object-count="0" meta:page-count="2" meta:paragraph-count="2" meta:word-count="2" meta:character-count="2" meta:non-whitespace-character-count="2"/>
    <meta:generator>LibreOffice/6.4.7.2$Linux_X86_64 LibreOffice_project/40$Build-2</meta:generator>
  </office:meta>
</office:document-meta>
</file>